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0a05" officeooo:paragraph-rsid="000e0a05" style:font-size-asian="15pt" style:font-size-complex="15pt"/>
    </style:style>
    <style:style style:name="P2" style:family="paragraph" style:parent-style-name="Standard">
      <style:text-properties fo:font-size="15pt" style:text-underline-style="none" officeooo:rsid="000f0a8d" officeooo:paragraph-rsid="000f0a8d" style:font-size-asian="15pt" style:font-size-complex="15pt"/>
    </style:style>
    <style:style style:name="P3" style:family="paragraph" style:parent-style-name="Standard">
      <style:text-properties fo:font-size="15pt" style:text-underline-style="none" officeooo:rsid="00102b53" officeooo:paragraph-rsid="00102b53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安装zsh </text:p>
      <text:p text:style-name="P1">sudo apt-get install zsh </text:p>
      <text:p text:style-name="P1"/>
      <text:p text:style-name="P1">2 设置默认shell</text:p>
      <text:p text:style-name="P1">sudo vi /etc/passwd</text:p>
      <text:p text:style-name="P1">cb:x:1000:1000:cb,,,:/home/cb:/usr/bin/zsh</text:p>
      <text:p text:style-name="P1"/>
      <text:p text:style-name="P1">3 安装git</text:p>
      <text:p text:style-name="P1">sudo apt-get install git </text:p>
      <text:p text:style-name="P1"/>
      <text:p text:style-name="P1">4 安装oh my zsh </text:p>
      <text:p text:style-name="P1">sh -c "$(wget https://raw.githubusercontent.com/robbyrussell/oh-my-zsh/master/tools/install.sh -O -)"</text:p>
      <text:p text:style-name="P1"/>
      <text:p text:style-name="P1">5 设置模式</text:p>
      <text:p text:style-name="P2">cd</text:p>
      <text:p text:style-name="P2">vi .zshrc</text:p>
      <text:p text:style-name="P2">写入</text:p>
      <text:p text:style-name="P2">ZSH_THEME=”steeef”</text:p>
      <text:p text:style-name="P2"/>
      <text:p text:style-name="P3">6.重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35:01.044990957</meta:creation-date>
    <meta:generator>LibreOffice/5.1.4.2$Linux_X86_64 LibreOffice_project/10m0$Build-2</meta:generator>
    <dc:date>2018-01-06T17:42:43.983736002</dc:date>
    <meta:editing-duration>PT4M27S</meta:editing-duration>
    <meta:editing-cycles>3</meta:editing-cycles>
    <meta:document-statistic meta:table-count="0" meta:image-count="0" meta:object-count="0" meta:page-count="1" meta:paragraph-count="15" meta:word-count="52" meta:character-count="292" meta:non-whitespace-character-count="268"/>
  </office:meta>
</office:document-meta>
</file>